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Times New Roman" fo:font-size="13pt" style:font-size-asian="13pt" style:font-size-complex="13pt"/>
    </style:style>
    <style:style style:name="P3" style:family="paragraph" style:parent-style-name="Standard">
      <style:text-properties style:font-name="Times New Roman" fo:font-size="13pt" officeooo:rsid="0002e937" officeooo:paragraph-rsid="0002e937" style:font-size-asian="13pt" style:font-size-complex="13pt"/>
    </style:style>
    <style:style style:name="P4" style:family="paragraph" style:parent-style-name="Standard">
      <style:text-properties style:font-name="Times New Roman" fo:font-size="13pt" officeooo:rsid="000471ba" officeooo:paragraph-rsid="000471ba" style:font-size-asian="13pt" style:font-size-complex="13pt"/>
    </style:style>
    <style:style style:name="P5" style:family="paragraph" style:parent-style-name="Standard">
      <style:text-properties style:font-name="Times New Roman" fo:font-size="13pt" fo:font-weight="bold" officeooo:rsid="000471ba" officeooo:paragraph-rsid="000471ba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Times New Roman" fo:font-size="13pt" fo:font-weight="normal" officeooo:rsid="0006657b" officeooo:paragraph-rsid="0006657b" style:font-size-asian="13pt" style:font-weight-asian="normal" style:font-size-complex="13pt" style:font-weight-complex="normal"/>
    </style:style>
    <style:style style:name="P7" style:family="paragraph" style:parent-style-name="Standard">
      <style:text-properties style:font-name="Times New Roman" fo:font-size="13pt" officeooo:rsid="0005b08f" officeooo:paragraph-rsid="0005b08f" style:font-size-asian="13pt" style:font-size-complex="13pt"/>
    </style:style>
    <style:style style:name="P8" style:family="paragraph" style:parent-style-name="Standard">
      <style:text-properties style:font-name="Times New Roman" fo:font-size="13pt" officeooo:rsid="000471ba" officeooo:paragraph-rsid="0005b08f" style:font-size-asian="13pt" style:font-size-complex="13pt"/>
    </style:style>
    <style:style style:name="P9" style:family="paragraph" style:parent-style-name="Standard">
      <style:text-properties officeooo:rsid="0005b08f" officeooo:paragraph-rsid="0005b08f"/>
    </style:style>
    <style:style style:name="P10" style:family="paragraph" style:parent-style-name="Standard">
      <style:text-properties style:font-name="Times New Roman" fo:font-size="13pt" officeooo:rsid="0005b08f" officeooo:paragraph-rsid="000471ba" style:font-size-asian="13pt" style:font-size-complex="13pt"/>
    </style:style>
    <style:style style:name="P11" style:family="paragraph" style:parent-style-name="Standard">
      <style:text-properties style:font-name="Times New Roman" fo:font-size="13pt" officeooo:rsid="000fc78f" officeooo:paragraph-rsid="000fc78f" style:font-size-asian="13pt" style:font-size-complex="13pt"/>
    </style:style>
    <style:style style:name="P12" style:family="paragraph" style:parent-style-name="Standard">
      <style:text-properties style:font-name="Times New Roman" fo:font-size="13pt" fo:font-weight="bold" officeooo:rsid="0005b08f" officeooo:paragraph-rsid="0005b08f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Times New Roman" fo:font-size="13pt" fo:font-weight="normal" officeooo:rsid="0005b08f" officeooo:paragraph-rsid="0005b08f" style:font-size-asian="13pt" style:font-weight-asian="normal" style:font-size-complex="13pt" style:font-weight-complex="normal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weight="bold" officeooo:rsid="0002e937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09b0"/>
    </style:style>
    <style:style style:name="T5" style:family="text">
      <style:text-properties officeooo:rsid="0006657b"/>
    </style:style>
    <style:style style:name="T6" style:family="text">
      <style:text-properties officeooo:rsid="0005b08f"/>
    </style:style>
    <style:style style:name="T7" style:family="text">
      <style:text-properties style:font-name="Times New Roman" fo:font-size="13pt" style:font-size-asian="13pt" style:font-size-complex="13pt"/>
    </style:style>
    <style:style style:name="T8" style:family="text">
      <style:text-properties officeooo:rsid="000dcbd9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----------------------------------</text:span><text:span text:style-name="T2">Onboarding Information------------------------------------</text:span></text:p>
      <text:p text:style-name="P2"/>
      <text:p text:style-name="P3">1. Company Name - </text:p>
      <text:p text:style-name="P3"/>
      <text:p text:style-name="P3">2. Short Name for Company -</text:p>
      <text:p text:style-name="P3"/>
      <text:p text:style-name="P3">3. Address -</text:p>
      <text:p text:style-name="P3"/>
      <text:p text:style-name="P4">4. Phone.no -</text:p>
      <text:p text:style-name="P4"/>
      <text:p text:style-name="P4">5. GST.no -</text:p>
      <text:p text:style-name="P4"/>
      <text:p text:style-name="P4">6. App-type <text:s/><text:span text:style-name="T3">(VM/KIOSK) </text:span>- </text:p>
      <text:p text:style-name="P4"/>
      <text:p text:style-name="P4">7. Location - </text:p>
      <text:p text:style-name="P4"/>
      <text:p text:style-name="P4">8. Payment Type <text:span text:style-name="T3">(Account/ UPI/ Cash / Counter/ Card)</text:span> -</text:p>
      <text:p text:style-name="P4"/>
      <text:p text:style-name="P5">---Note -- ( If account mention type – Id-card/ Face)</text:p>
      <text:p text:style-name="P5"/>
      <text:p text:style-name="P6">9. Entity Type (Proprietor/ Partnership / Pvt Ltd/ Society or <text:span text:style-name="T4">T</text:span>rust) - </text:p>
      <text:p text:style-name="P7"/>
      <text:p text:style-name="P8">----------------------------------------------------------------------------------------------------------------</text:p>
      <text:p text:style-name="P5">## If they have payment <text:span text:style-name="T5">M</text:span><text:span text:style-name="T6">erchant Id</text:span></text:p>
      <text:p text:style-name="P4"><text:tab/></text:p>
      <text:p text:style-name="P7"><text:tab/>1. Gateway Name - </text:p>
      <text:p text:style-name="P7"><text:tab/></text:p>
      <text:p text:style-name="P7"><text:tab/>2. Merchant Id - </text:p>
      <text:p text:style-name="P7"/>
      <text:p text:style-name="P7"><text:tab/>3. Merchant Name -</text:p>
      <text:p text:style-name="P7"><text:tab/></text:p>
      <text:p text:style-name="P9"><text:span text:style-name="T7"><text:tab/>4. MerchantVPA (</text:span><text:a xlink:type="simple" xlink:href="mailto:xxxxx@ybl" text:style-name="Internet_20_link" text:visited-style-name="Visited_20_Internet_20_Link"><text:span text:style-name="T7">xxxxx@ybl</text:span></text:a><text:span text:style-name="T7">) -</text:span></text:p>
      <text:p text:style-name="P7"/>
      <text:p text:style-name="P10"><text:tab/>5. MCC (Merchant Category Code) -</text:p>
      <text:p text:style-name="P10"/>
      <text:p text:style-name="P4"><text:span text:style-name="T8"><text:tab/>6. Provider Id -</text:span></text:p>
      <text:p text:style-name="P4"/>
      <text:p text:style-name="P11"><text:tab/>7. Provider Name - </text:p>
      <text:p text:style-name="P4">--------------------------------------------------------------------------------------------------------------</text:p>
      <text:p text:style-name="P5"/>
      <text:p text:style-name="P12">## For dashboard login</text:p>
      <text:p text:style-name="P12"/>
      <text:p text:style-name="P12"><text:tab/><text:span text:style-name="T9">1.Username - </text:span></text:p>
      <text:p text:style-name="P12"><text:span text:style-name="T9"/></text:p>
      <text:p text:style-name="P13"><text:tab/>2. Password - </text:p>
      <text:p text:style-name="P7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11:30:14.567000000</meta:creation-date>
    <dc:date>2024-10-26T12:49:53.844000000</dc:date>
    <meta:editing-duration>PT22M24S</meta:editing-duration>
    <meta:editing-cycles>8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28" meta:word-count="109" meta:character-count="859" meta:non-whitespace-character-count="752"/>
  </office:meta>
</office:document-meta>
</file>